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28c" officeooo:paragraph-rsid="0001c2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 LibreOffice_project/747b5d0ebf89f41c860ec2a39efd7cb15b54f2d8</meta:generator>
    <dc:date>2023-01-02T19:00:40.907000000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</office:meta>
</office:document-meta>
</file>